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Great Plains Network – FIONA (FIONette) worksh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we are.</text:p>
                <text:p/>
              </text:list-item>
              <text:list-item>
                <text:p>Who you are in the form of a pop quiz:</text:p>
                <text:list>
                  <text:list-item>
                    <text:p>Network you are from?</text:p>
                  </text:list-item>
                  <text:list-item>
                    <text:p>What does DMZ stand for?</text:p>
                  </text:list-item>
                  <text:list-item>
                    <text:p>Have you played perfSONAR bef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SH or Sh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1_sshkeys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uypter 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Get to the git repo.</text:p>
                <text:list>
                  <text:list-item>
                    <text:p><text:a xlink:href="https://github.com/GreatPlainsNetwork/" xlink:type="simple">https://github.com/GreatPlainsNetwork/</text:a> </text:p>
                  </text:list-item>
                </text:list>
                <text:p/>
              </text:list-item>
              <text:list-item>
                <text:p>starthere/Step2_StartJupyter.m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21:40:59.840790012</meta:creation-date>
    <dc:date>2018-06-01T06:47:23.330577139</dc:date>
    <meta:editing-duration>PT5M13S</meta:editing-duration>
    <meta:editing-cycles>3</meta:editing-cycles>
    <meta:generator>LibreOffice/5.2.7.2$Linux_X86_64 LibreOffice_project/20$Build-2</meta:generator>
    <meta:document-statistic meta:object-count="36"/>
  </office:meta>
</office:document-meta>
</file>